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insawCyclicBufferTableModel.addPropertyChangeListener( PropertyChange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sawCyclicBufferTableModel.getMax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sawCyclicBufferTableModel.getLogg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sawCyclicBufferTableModel.getRow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ainsawCyclicBufferTableModel.addNewKeyListener( NewKey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sawCyclicBufferTableModel.getRow( int ro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delChanger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ChainsawCyclicBufferTableModel.notifyCountListen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hainsawCyclicBufferTableModel.ChainsawCyclicBufferTableModel( int cyclic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ainsawCyclicBufferTableModel.getRowIndex( Logging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ainsawCyclicBufferTableModel.addEventCountListener( EventCount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sawCyclicBufferTableModel.getLastAdd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hainsawCyclicBufferTableModel.getAll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ainsawCyclicBufferTableModel.setCyclic( final boolean cycli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hainsawCyclicBufferTableModel.removeLoggerNameListener( LoggerName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sawCyclicBufferTableModel.isSortable( int 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sawCyclicBufferTableModel.getColum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sawCyclicBufferTableModel.clear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hainsawCyclicBufferTableModel.isCellEditable( int rowIndex , int column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ainsawCyclicBufferTableModel.addPropertyChangeListener( String propertyName , PropertyChange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sawCyclicBufferTableModel.addLoggerNameListener( LoggerName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sawCyclicBufferTableModel.setDisplayRule( Rule displayRu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hainsawCyclicBufferTableModel.isCycl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sawCyclicBufferTableModel.find( Rule rule , int startLocation , boolean searchForwar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hainsawCyclicBufferTableModel.ru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hainsawCyclicBufferTableModel.getValueAt( int rowIndex , int columnIndex )</text:p>
          </table:table-cell>
          <table:table-cell office:value-type="float" office:value="32">
            <text:p text:style-name="Table_20_Contents">32</text:p>
          </table:table-cell>
          <table:table-cell office:value-type="float" office:value="25">
            <text:p text:style-name="Table_20_Contents">25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ChainsawCyclicBufferTableModel.fireTableEvent( final int begin , final int end , final int cou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hainsawCyclicBufferTableModel.removeNewKeyListener( NewKey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sawCyclicBufferTableModel.reFilter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ChainsawCyclicBufferTableModel.isAddRow( LoggingEvent 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ChainsawCyclicBufferTableModel.getColumnName( int 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sawCyclicBufferTableModel.propertyChange( PropertyChangeEvent ev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ainsawCyclicBufferTableModel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sawCyclicBufferTableModel.addLoggerName( String logg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sawCyclicBufferTableModel.fireNewKeyColumnAdded( NewKey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hainsawCyclicBufferTableModel.getMatchingEvents( Rule ru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hainsawCyclicBufferTableModel.getFiltered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ainsawCyclicBufferTableModel.isSort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sawCyclicBufferTableModel.sortColumn( int col , boolean asce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delChanger.propertyChange( PropertyChangeEvent arg0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ChainsawCyclicBufferTableModel.so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